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07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6">
      <style:table-cell-properties style:rotation-angle="45"/>
    </style:style>
    <style:style style:name="ce13" style:family="table-cell" style:parent-style-name="Default" style:data-style-name="N116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3">
      <style:table-cell-properties style:rotation-angle="45"/>
    </style:style>
    <style:style style:name="ce41" style:family="table-cell" style:parent-style-name="Default" style:data-style-name="N110"/>
    <style:style style:name="ce18" style:family="table-cell" style:parent-style-name="Default" style:data-style-name="N113"/>
    <style:style style:name="ce36" style:family="table-cell" style:parent-style-name="Default" style:data-style-name="N113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0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0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5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8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8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8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8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8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8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8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8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8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8" table:formula="of:=[.D160]" office:value-type="string" office:string-value="Paraburdoo" calcext:value-type="string">
            <text:p>Paraburdoo</text:p>
          </table:table-cell>
          <table:table-cell table:number-columns-repeated="2"/>
          <table:table-cell table:style-name="ce13" table:formula="of:=[.F160]+[.E161]" office:value-type="float" office:value="8005" calcext:value-type="float">
            <text:p>8005</text:p>
          </table:table-cell>
          <table:table-cell/>
          <table:table-cell table:formula="of:=[.H160]+[.G161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1014.89628" calcext:value-type="currency">
            <text:p>$11 014,90</text:p>
          </table:table-cell>
          <table:table-cell table:style-name="ce41" table:formula="of:=[.A161]*budgetjour-[.O161]" office:value-type="currency" office:currency="USD" office:value="4345.10372" calcext:value-type="currency">
            <text:p>$4 345,10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8005" calcext:value-type="float">
            <text:p>8005</text:p>
          </table:table-cell>
          <table:table-cell/>
          <table:table-cell table:formula="of:=[.H161]+[.G162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14.89628" calcext:value-type="currency">
            <text:p>$11 014,90</text:p>
          </table:table-cell>
          <table:table-cell table:style-name="ce41" table:formula="of:=[.A162]*budgetjour-[.O162]" office:value-type="currency" office:currency="USD" office:value="4441.10372" calcext:value-type="currency">
            <text:p>$4 441,1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8005" calcext:value-type="float">
            <text:p>8005</text:p>
          </table:table-cell>
          <table:table-cell/>
          <table:table-cell table:formula="of:=[.H162]+[.G163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1014.89628" calcext:value-type="currency">
            <text:p>$11 014,90</text:p>
          </table:table-cell>
          <table:table-cell table:style-name="ce41" table:formula="of:=[.A163]*budgetjour-[.O163]" office:value-type="currency" office:currency="USD" office:value="4537.10372" calcext:value-type="currency">
            <text:p>$4 537,1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8005" calcext:value-type="float">
            <text:p>8005</text:p>
          </table:table-cell>
          <table:table-cell/>
          <table:table-cell table:formula="of:=[.H163]+[.G164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014.89628" calcext:value-type="currency">
            <text:p>$11 014,90</text:p>
          </table:table-cell>
          <table:table-cell table:style-name="ce41" table:formula="of:=[.A164]*budgetjour-[.O164]" office:value-type="currency" office:currency="USD" office:value="4633.10372" calcext:value-type="currency">
            <text:p>$4 633,1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8005" calcext:value-type="float">
            <text:p>8005</text:p>
          </table:table-cell>
          <table:table-cell/>
          <table:table-cell table:formula="of:=[.H164]+[.G165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1014.89628" calcext:value-type="currency">
            <text:p>$11 014,90</text:p>
          </table:table-cell>
          <table:table-cell table:style-name="ce41" table:formula="of:=[.A165]*budgetjour-[.O165]" office:value-type="currency" office:currency="USD" office:value="4729.10372" calcext:value-type="currency">
            <text:p>$4 729,1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8005" calcext:value-type="float">
            <text:p>8005</text:p>
          </table:table-cell>
          <table:table-cell/>
          <table:table-cell table:formula="of:=[.H165]+[.G166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1014.89628" calcext:value-type="currency">
            <text:p>$11 014,90</text:p>
          </table:table-cell>
          <table:table-cell table:style-name="ce41" table:formula="of:=[.A166]*budgetjour-[.O166]" office:value-type="currency" office:currency="USD" office:value="4825.10372" calcext:value-type="currency">
            <text:p>$4 825,1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8005" calcext:value-type="float">
            <text:p>8005</text:p>
          </table:table-cell>
          <table:table-cell/>
          <table:table-cell table:formula="of:=[.H166]+[.G167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1014.89628" calcext:value-type="currency">
            <text:p>$11 014,90</text:p>
          </table:table-cell>
          <table:table-cell table:style-name="ce41" table:formula="of:=[.A167]*budgetjour-[.O167]" office:value-type="currency" office:currency="USD" office:value="4921.10372" calcext:value-type="currency">
            <text:p>$4 921,1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8005" calcext:value-type="float">
            <text:p>8005</text:p>
          </table:table-cell>
          <table:table-cell/>
          <table:table-cell table:formula="of:=[.H167]+[.G168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1014.89628" calcext:value-type="currency">
            <text:p>$11 014,90</text:p>
          </table:table-cell>
          <table:table-cell table:style-name="ce41" table:formula="of:=[.A168]*budgetjour-[.O168]" office:value-type="currency" office:currency="USD" office:value="5017.10372" calcext:value-type="currency">
            <text:p>$5 017,1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8005" calcext:value-type="float">
            <text:p>8005</text:p>
          </table:table-cell>
          <table:table-cell/>
          <table:table-cell table:formula="of:=[.H168]+[.G169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014.89628" calcext:value-type="currency">
            <text:p>$11 014,90</text:p>
          </table:table-cell>
          <table:table-cell table:style-name="ce41" table:formula="of:=[.A169]*budgetjour-[.O169]" office:value-type="currency" office:currency="USD" office:value="5113.10372" calcext:value-type="currency">
            <text:p>$5 113,1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005" calcext:value-type="float">
            <text:p>8005</text:p>
          </table:table-cell>
          <table:table-cell/>
          <table:table-cell table:formula="of:=[.H169]+[.G170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014.89628" calcext:value-type="currency">
            <text:p>$11 014,90</text:p>
          </table:table-cell>
          <table:table-cell table:style-name="ce41" table:formula="of:=[.A170]*budgetjour-[.O170]" office:value-type="currency" office:currency="USD" office:value="5209.10372" calcext:value-type="currency">
            <text:p>$5 209,1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005" calcext:value-type="float">
            <text:p>8005</text:p>
          </table:table-cell>
          <table:table-cell/>
          <table:table-cell table:formula="of:=[.H170]+[.G171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014.89628" calcext:value-type="currency">
            <text:p>$11 014,90</text:p>
          </table:table-cell>
          <table:table-cell table:style-name="ce41" table:formula="of:=[.A171]*budgetjour-[.O171]" office:value-type="currency" office:currency="USD" office:value="5305.10372" calcext:value-type="currency">
            <text:p>$5 305,1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005" calcext:value-type="float">
            <text:p>8005</text:p>
          </table:table-cell>
          <table:table-cell/>
          <table:table-cell table:formula="of:=[.H171]+[.G172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014.89628" calcext:value-type="currency">
            <text:p>$11 014,90</text:p>
          </table:table-cell>
          <table:table-cell table:style-name="ce41" table:formula="of:=[.A172]*budgetjour-[.O172]" office:value-type="currency" office:currency="USD" office:value="5401.10372" calcext:value-type="currency">
            <text:p>$5 401,1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005" calcext:value-type="float">
            <text:p>8005</text:p>
          </table:table-cell>
          <table:table-cell/>
          <table:table-cell table:formula="of:=[.H172]+[.G173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014.89628" calcext:value-type="currency">
            <text:p>$11 014,90</text:p>
          </table:table-cell>
          <table:table-cell table:style-name="ce41" table:formula="of:=[.A173]*budgetjour-[.O173]" office:value-type="currency" office:currency="USD" office:value="5497.10372" calcext:value-type="currency">
            <text:p>$5 497,1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005" calcext:value-type="float">
            <text:p>8005</text:p>
          </table:table-cell>
          <table:table-cell/>
          <table:table-cell table:formula="of:=[.H173]+[.G174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014.89628" calcext:value-type="currency">
            <text:p>$11 014,90</text:p>
          </table:table-cell>
          <table:table-cell table:style-name="ce41" table:formula="of:=[.A174]*budgetjour-[.O174]" office:value-type="currency" office:currency="USD" office:value="5593.10372" calcext:value-type="currency">
            <text:p>$5 593,1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005" calcext:value-type="float">
            <text:p>8005</text:p>
          </table:table-cell>
          <table:table-cell/>
          <table:table-cell table:formula="of:=[.H174]+[.G175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014.89628" calcext:value-type="currency">
            <text:p>$11 014,90</text:p>
          </table:table-cell>
          <table:table-cell table:style-name="ce41" table:formula="of:=[.A175]*budgetjour-[.O175]" office:value-type="currency" office:currency="USD" office:value="5689.10372" calcext:value-type="currency">
            <text:p>$5 689,1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005" calcext:value-type="float">
            <text:p>8005</text:p>
          </table:table-cell>
          <table:table-cell/>
          <table:table-cell table:formula="of:=[.H175]+[.G176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014.89628" calcext:value-type="currency">
            <text:p>$11 014,90</text:p>
          </table:table-cell>
          <table:table-cell table:style-name="ce41" table:formula="of:=[.A176]*budgetjour-[.O176]" office:value-type="currency" office:currency="USD" office:value="5785.10372" calcext:value-type="currency">
            <text:p>$5 785,1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005" calcext:value-type="float">
            <text:p>8005</text:p>
          </table:table-cell>
          <table:table-cell/>
          <table:table-cell table:formula="of:=[.H176]+[.G177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014.89628" calcext:value-type="currency">
            <text:p>$11 014,90</text:p>
          </table:table-cell>
          <table:table-cell table:style-name="ce41" table:formula="of:=[.A177]*budgetjour-[.O177]" office:value-type="currency" office:currency="USD" office:value="5881.10372" calcext:value-type="currency">
            <text:p>$5 881,1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005" calcext:value-type="float">
            <text:p>8005</text:p>
          </table:table-cell>
          <table:table-cell/>
          <table:table-cell table:formula="of:=[.H177]+[.G178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014.89628" calcext:value-type="currency">
            <text:p>$11 014,90</text:p>
          </table:table-cell>
          <table:table-cell table:style-name="ce41" table:formula="of:=[.A178]*budgetjour-[.O178]" office:value-type="currency" office:currency="USD" office:value="5977.10372" calcext:value-type="currency">
            <text:p>$5 977,1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005" calcext:value-type="float">
            <text:p>8005</text:p>
          </table:table-cell>
          <table:table-cell/>
          <table:table-cell table:formula="of:=[.H178]+[.G179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014.89628" calcext:value-type="currency">
            <text:p>$11 014,90</text:p>
          </table:table-cell>
          <table:table-cell table:style-name="ce41" table:formula="of:=[.A179]*budgetjour-[.O179]" office:value-type="currency" office:currency="USD" office:value="6073.10372" calcext:value-type="currency">
            <text:p>$6 073,1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005" calcext:value-type="float">
            <text:p>8005</text:p>
          </table:table-cell>
          <table:table-cell/>
          <table:table-cell table:formula="of:=[.H179]+[.G180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014.89628" calcext:value-type="currency">
            <text:p>$11 014,90</text:p>
          </table:table-cell>
          <table:table-cell table:style-name="ce41" table:formula="of:=[.A180]*budgetjour-[.O180]" office:value-type="currency" office:currency="USD" office:value="6169.10372" calcext:value-type="currency">
            <text:p>$6 169,1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005" calcext:value-type="float">
            <text:p>8005</text:p>
          </table:table-cell>
          <table:table-cell/>
          <table:table-cell table:formula="of:=[.H180]+[.G181]" office:value-type="float" office:value="38806" calcext:value-type="float">
            <text:p>3880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014.89628" calcext:value-type="currency">
            <text:p>$11 014,90</text:p>
          </table:table-cell>
          <table:table-cell table:style-name="ce41" table:formula="of:=[.A181]*budgetjour-[.O181]" office:value-type="currency" office:currency="USD" office:value="6265.10372" calcext:value-type="currency">
            <text:p>$6 265,1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98.338272380952" calcext:value-type="currency">
            <text:p>$298,3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64"/>
        <table:table-column table:style-name="co15" table:number-columns-repeated="2" table:default-cell-style-name="ce64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5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16" office:value-type="date" office:date-value="2023-08-21" calcext:value-type="date">
            <text:p>21/08/23</text:p>
          </table:table-cell>
          <table:table-cell table:style-name="ce8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16" office:value-type="date" office:date-value="2023-08-22" calcext:value-type="date">
            <text:p>22/08/23</text:p>
          </table:table-cell>
          <table:table-cell table:style-name="ce8" table:formula="of:=[.C1]" office:value-type="string" office:string-value="Paraburdoo" calcext:value-type="string">
            <text:p>Paraburdoo</text:p>
          </table:table-cell>
          <table:table-cell table:style-name="ce63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16" office:value-type="date" office:date-value="2023-08-23" calcext:value-type="date">
            <text:p>23/08/23</text:p>
          </table:table-cell>
          <table:table-cell table:style-name="ce8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4" calcext:value-type="date">
            <text:p>24/08/23</text:p>
          </table:table-cell>
          <table:table-cell table:style-name="ce8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16" office:value-type="date" office:date-value="2023-08-25" calcext:value-type="date">
            <text:p>25/08/23</text:p>
          </table:table-cell>
          <table:table-cell table:style-name="ce8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6" calcext:value-type="date">
            <text:p>26/08/23</text:p>
          </table:table-cell>
          <table:table-cell table:style-name="ce8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7" calcext:value-type="date">
            <text:p>27/08/23</text:p>
          </table:table-cell>
          <table:table-cell table:style-name="ce8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16" office:value-type="date" office:date-value="2023-08-28" calcext:value-type="date">
            <text:p>28/08/23</text:p>
          </table:table-cell>
          <table:table-cell table:style-name="ce8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29" calcext:value-type="date">
            <text:p>29/08/23</text:p>
          </table:table-cell>
          <table:table-cell table:style-name="ce8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30" calcext:value-type="date">
            <text:p>30/08/23</text:p>
          </table:table-cell>
          <table:table-cell table:style-name="ce8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8-31" calcext:value-type="date">
            <text:p>31/08/23</text:p>
          </table:table-cell>
          <table:table-cell table:style-name="ce8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16" office:value-type="date" office:date-value="2023-09-01" calcext:value-type="date">
            <text:p>01/09/23</text:p>
          </table:table-cell>
          <table:table-cell table:style-name="ce8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9-02" calcext:value-type="date">
            <text:p>02/09/23</text:p>
          </table:table-cell>
          <table:table-cell table:style-name="ce8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9-03" calcext:value-type="date">
            <text:p>03/09/23</text:p>
          </table:table-cell>
          <table:table-cell table:style-name="ce8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16" office:value-type="date" office:date-value="2023-09-04" calcext:value-type="date">
            <text:p>04/09/23</text:p>
          </table:table-cell>
          <table:table-cell table:style-name="ce8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6" office:value-type="date" office:date-value="2023-09-05" calcext:value-type="date">
            <text:p>05/09/23</text:p>
          </table:table-cell>
          <table:table-cell table:style-name="ce8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textual="true"/>
    </number:date-style>
    <number:number-style style:name="N108">
      <number:number number:decimal-places="2" number:min-decimal-places="2" number:min-integer-digits="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decimal-places="0" number:min-integer-digits="2"/>
    </number:number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style="long"/>
    </number:date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20:34:07.9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1T20:48:27.573000000</dc:date>
    <meta:editing-duration>P148DT8H54M20S</meta:editing-duration>
    <meta:editing-cycles>414</meta:editing-cycles>
    <meta:document-statistic meta:table-count="5" meta:cell-count="3278" meta:object-count="0"/>
  </office:meta>
</office:document-meta>
</file>